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ctangle Inert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zz</text:p>
          </table:table-cell>
        </table:table-row>
        <table:table-row table:style-name="ro1">
          <table:table-cell office:value-type="string" calcext:value-type="string">
            <text:p>Base Link</text:p>
          </table:table-cell>
          <table:table-cell office:value-type="float" office:value="70" calcext:value-type="float">
            <text:p>70</text:p>
          </table:table-cell>
          <table:table-cell office:value-type="float" office:value="0.92" calcext:value-type="float">
            <text:p>0.92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(POWER([.C3];2)+POWER([.D3];2)*[.B3]/12)" office:value-type="float" office:value="3.01698333333333" calcext:value-type="float">
            <text:p>3.0169833333</text:p>
          </table:table-cell>
          <table:table-cell table:style-name="ce2" table:formula="of:=(POWER([.E3];2)+POWER([.D3];2)*[.B3]/12)" office:value-type="float" office:value="2.26668333333333" calcext:value-type="float">
            <text:p>2.2666833333</text:p>
          </table:table-cell>
          <table:table-cell table:style-name="ce2" table:formula="of:=(POWER([.E3];2)+POWER([.C3];2)*[.B3]/12)" office:value-type="float" office:value="5.03343333333333" calcext:value-type="float">
            <text:p>5.0334333333</text:p>
          </table:table-cell>
        </table:table-row>
        <table:table-row table:style-name="ro1">
          <table:table-cell office:value-type="string" calcext:value-type="string">
            <text:p>wheel_base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(POWER([.C4];2)+POWER([.D4];2)*[.B4]/12)" office:value-type="float" office:value="0.787308333333333" calcext:value-type="float">
            <text:p>0.7873083333</text:p>
          </table:table-cell>
          <table:table-cell table:style-name="ce2" table:formula="of:=(POWER([.E4];2)+POWER([.D4];2)*[.B4]/12)" office:value-type="float" office:value="0.871308333333333" calcext:value-type="float">
            <text:p>0.8713083333</text:p>
          </table:table-cell>
          <table:table-cell table:style-name="ce2" table:formula="of:=(POWER([.E4];2)+POWER([.C4];2)*[.B4]/12)" office:value-type="float" office:value="0.121308333333333" calcext:value-type="float">
            <text:p>0.1213083333</text:p>
          </table:table-cell>
        </table:table-row>
        <table:table-row table:style-name="ro1">
          <table:table-cell office:value-type="string" calcext:value-type="string">
            <text:p>caster pivot plat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(POWER([.C5];2)+POWER([.D5];2)*[.B5]/12)" office:value-type="float" office:value="0.0104166666666667" calcext:value-type="float">
            <text:p>0.0104166667</text:p>
          </table:table-cell>
          <table:table-cell table:style-name="ce2" table:formula="of:=(POWER([.E5];2)+POWER([.D5];2)*[.B5]/12)" office:value-type="float" office:value="0.00291666666666667" calcext:value-type="float">
            <text:p>0.0029166667</text:p>
          </table:table-cell>
          <table:table-cell table:style-name="ce2" table:formula="of:=(POWER([.E5];2)+POWER([.C5];2)*[.B5]/12)" office:value-type="float" office:value="0.00291666666666667" calcext:value-type="float">
            <text:p>0.0029166667</text:p>
          </table:table-cell>
        </table:table-row>
        <table:table-row table:style-name="ro1">
          <table:table-cell office:value-type="string" calcext:value-type="string">
            <text:p>Back wheel_base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float" office:value="0.45" calcext:value-type="float">
            <text:p>0.45</text:p>
          </table:table-cell>
          <table:table-cell office:value-type="float" office:value="0.315" calcext:value-type="float">
            <text:p>0.315</text:p>
          </table:table-cell>
          <table:table-cell/>
          <table:table-cell table:formula="of:=(POWER([.C6];2)+POWER([.D6];2)*[.B6]/12)" office:value-type="float" office:value="0.433975" calcext:value-type="float">
            <text:p>0.433975</text:p>
          </table:table-cell>
          <table:table-cell table:style-name="ce2" table:formula="of:=(POWER([.E6];2)+POWER([.D6];2)*[.B6]/12)" office:value-type="float" office:value="0.5211" calcext:value-type="float">
            <text:p>0.5211</text:p>
          </table:table-cell>
          <table:table-cell table:style-name="ce2" table:formula="of:=(POWER([.E6];2)+POWER([.C6];2)*[.B6]/12)" office:value-type="float" office:value="0.124433333333333" calcext:value-type="float">
            <text:p>0.1244333333</text:p>
          </table:table-cell>
        </table:table-row>
        <table:table-row table:style-name="ro1">
          <table:table-cell office:value-type="string" calcext:value-type="string">
            <text:p>ma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(POWER([.C7];2)+POWER([.D7];2)*[.B7]/12)" office:value-type="float" office:value="0.0108333333333333" calcext:value-type="float">
            <text:p>0.0108333333</text:p>
          </table:table-cell>
          <table:table-cell table:style-name="ce2" table:formula="of:=(POWER([.E7];2)+POWER([.D7];2)*[.B7]/12)" office:value-type="float" office:value="1.02093333333333" calcext:value-type="float">
            <text:p>1.0209333333</text:p>
          </table:table-cell>
          <table:table-cell table:style-name="ce2" table:formula="of:=(POWER([.E7];2)+POWER([.C7];2)*[.B7]/12)" office:value-type="float" office:value="1.02093333333333" calcext:value-type="float">
            <text:p>1.020933333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olid Cylin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el back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formula="of:=(3*(POWER([.C10];2)+POWER([.D10];2)))*[.B10]/12" office:value-type="float" office:value="0.00550625" calcext:value-type="float">
            <text:p>0.00550625</text:p>
          </table:table-cell>
          <table:table-cell table:formula="of:=(3*(POWER([.C10];2)+POWER([.D10];2)))*[.B10]/12" office:value-type="float" office:value="0.00550625" calcext:value-type="float">
            <text:p>0.00550625</text:p>
          </table:table-cell>
          <table:table-cell table:formula="of:=POWER([.C10];2)*[.B10]/2" office:value-type="float" office:value="0.0078125" calcext:value-type="float">
            <text:p>0.0078125</text:p>
          </table:table-cell>
        </table:table-row>
        <table:table-row table:style-name="ro1">
          <table:table-cell office:value-type="string" calcext:value-type="string">
            <text:p>wheel caster front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formula="of:=(3*(POWER([.C11];2)+POWER([.D11];2)))*[.B11]/12" office:value-type="float" office:value="0.0008125" calcext:value-type="float">
            <text:p>0.0008125</text:p>
          </table:table-cell>
          <table:table-cell table:formula="of:=(3*(POWER([.C11];2)+POWER([.D11];2)))*[.B11]/12" office:value-type="float" office:value="0.0008125" calcext:value-type="float">
            <text:p>0.0008125</text:p>
          </table:table-cell>
          <table:table-cell table:formula="of:=POWER([.C11];2)*[.B11]/2" office:value-type="float" office:value="0.001225" calcext:value-type="float">
            <text:p>0.00122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olid Shpe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table:number-columns-repeated="3"/>
          <table:table-cell table:formula="of:=2/5*[.$B16]*POWER([.$C16];2)" office:value-type="float" office:value="0.00361" calcext:value-type="float">
            <text:p>0.00361</text:p>
          </table:table-cell>
          <table:table-cell table:formula="of:=2/5*[.$B16]*POWER([.$C16];2)" office:value-type="float" office:value="0.00361" calcext:value-type="float">
            <text:p>0.00361</text:p>
          </table:table-cell>
          <table:table-cell table:formula="of:=2/5*[.$B16]*POWER([.$C16];2)" office:value-type="float" office:value="0.00361" calcext:value-type="float">
            <text:p>0.00361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20:08:05.246917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8:08:30.744367079</meta:creation-date>
    <dc:date>2017-04-01T21:42:14.555312918</dc:date>
    <meta:editing-duration>PT7H47M40S</meta:editing-duration>
    <meta:editing-cycles>5</meta:editing-cycles>
    <meta:generator>LibreOffice/4.2.8.2$Linux_X86_64 LibreOffice_project/420m0$Build-2</meta:generator>
    <dc:creator>user1 </dc:creator>
    <meta:document-statistic meta:table-count="1" meta:cell-count="75" meta:object-count="0"/>
  </office:meta>
</office:document-meta>
</file>